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style:font-size-asian="12pt" style:font-size-complex="12pt"/>
    </style:style>
    <style:style style:name="P2" style:family="paragraph" style:parent-style-name="Preformatted_20_Text">
      <style:text-properties style:font-name="Liberation Serif" fo:font-size="12pt" officeooo:rsid="00162485" officeooo:paragraph-rsid="00162485" style:font-size-asian="12pt" style:font-size-complex="12pt"/>
    </style:style>
    <style:style style:name="P3" style:family="paragraph" style:parent-style-name="Preformatted_20_Text">
      <style:text-properties style:font-name="Liberation Serif" fo:font-size="12pt" officeooo:rsid="00171370" officeooo:paragraph-rsid="00171370" style:font-size-asian="12pt" style:font-size-complex="12pt"/>
    </style:style>
    <style:style style:name="P4" style:family="paragraph" style:parent-style-name="Preformatted_20_Text">
      <style:text-properties style:font-name="Liberation Serif" fo:font-size="12pt" officeooo:rsid="00171370" officeooo:paragraph-rsid="00187a12" style:font-size-asian="12pt" style:font-size-complex="12pt"/>
    </style:style>
    <style:style style:name="P5" style:family="paragraph" style:parent-style-name="Preformatted_20_Text">
      <style:text-properties style:font-name="Liberation Serif" fo:font-size="12pt" officeooo:rsid="00171370" officeooo:paragraph-rsid="001a27d1" style:font-size-asian="12pt" style:font-size-complex="12pt"/>
    </style:style>
    <style:style style:name="P6" style:family="paragraph" style:parent-style-name="Preformatted_20_Text">
      <style:text-properties style:font-name="Liberation Serif" fo:font-size="12pt" officeooo:rsid="00171370" officeooo:paragraph-rsid="001adda9" style:font-size-asian="12pt" style:font-size-complex="12pt"/>
    </style:style>
    <style:style style:name="P7" style:family="paragraph" style:parent-style-name="Preformatted_20_Text">
      <style:text-properties style:font-name="Liberation Serif" fo:font-size="12pt" officeooo:rsid="00171370" officeooo:paragraph-rsid="001d4760" style:font-size-asian="12pt" style:font-size-complex="12pt"/>
    </style:style>
    <style:style style:name="P8" style:family="paragraph" style:parent-style-name="Preformatted_20_Text">
      <style:text-properties style:font-name="Liberation Serif" fo:font-size="12pt" officeooo:rsid="00171370" officeooo:paragraph-rsid="002023ef" style:font-size-asian="12pt" style:font-size-complex="12pt"/>
    </style:style>
    <style:style style:name="P9" style:family="paragraph" style:parent-style-name="Preformatted_20_Text">
      <style:text-properties style:font-name="Liberation Serif" fo:font-size="12pt" officeooo:rsid="00187a12" officeooo:paragraph-rsid="00187a12" style:font-size-asian="12pt" style:font-size-complex="12pt"/>
    </style:style>
    <style:style style:name="P10" style:family="paragraph" style:parent-style-name="Preformatted_20_Text">
      <style:text-properties style:font-name="Liberation Serif" fo:font-size="12pt" officeooo:rsid="001a27d1" officeooo:paragraph-rsid="001a27d1" style:font-size-asian="12pt" style:font-size-complex="12pt"/>
    </style:style>
    <style:style style:name="P11" style:family="paragraph" style:parent-style-name="Preformatted_20_Text">
      <style:text-properties style:font-name="Liberation Serif" fo:font-size="12pt" officeooo:rsid="001ad291" officeooo:paragraph-rsid="001ad291" style:font-size-asian="12pt" style:font-size-complex="12pt"/>
    </style:style>
    <style:style style:name="P12" style:family="paragraph" style:parent-style-name="Preformatted_20_Text">
      <style:text-properties style:font-name="Liberation Serif" fo:font-size="12pt" officeooo:rsid="001adda9" officeooo:paragraph-rsid="001adda9" style:font-size-asian="12pt" style:font-size-complex="12pt"/>
    </style:style>
    <style:style style:name="P13" style:family="paragraph" style:parent-style-name="Preformatted_20_Text">
      <style:text-properties style:font-name="Liberation Serif" fo:font-size="12pt" officeooo:rsid="001c0a13" officeooo:paragraph-rsid="001c0a13" style:font-size-asian="12pt" style:font-size-complex="12pt"/>
    </style:style>
    <style:style style:name="P14" style:family="paragraph" style:parent-style-name="Preformatted_20_Text">
      <style:text-properties style:font-name="Liberation Serif" fo:font-size="12pt" officeooo:rsid="001d4760" officeooo:paragraph-rsid="001d4760" style:font-size-asian="12pt" style:font-size-complex="12pt"/>
    </style:style>
    <style:style style:name="P15" style:family="paragraph" style:parent-style-name="Preformatted_20_Text">
      <style:text-properties style:font-name="Liberation Serif" fo:font-size="12pt" officeooo:rsid="002023ef" officeooo:paragraph-rsid="002023ef" style:font-size-asian="12pt" style:font-size-complex="12pt"/>
    </style:style>
    <style:style style:name="P16" style:family="paragraph" style:parent-style-name="Preformatted_20_Text">
      <style:text-properties style:font-name="Liberation Serif" fo:font-size="12pt" officeooo:rsid="0021b253" officeooo:paragraph-rsid="0021b253" style:font-size-asian="12pt" style:font-size-complex="12pt"/>
    </style:style>
    <style:style style:name="T1" style:family="text">
      <style:text-properties officeooo:rsid="00171370"/>
    </style:style>
    <style:style style:name="T2" style:family="text">
      <style:text-properties officeooo:rsid="00187a12"/>
    </style:style>
    <style:style style:name="T3" style:family="text">
      <style:text-properties officeooo:rsid="001a27d1"/>
    </style:style>
    <style:style style:name="T4" style:family="text">
      <style:text-properties officeooo:rsid="001adda9"/>
    </style:style>
    <style:style style:name="T5" style:family="text">
      <style:text-properties officeooo:rsid="001d4760"/>
    </style:style>
    <style:style style:name="T6" style:family="text">
      <style:text-properties officeooo:rsid="001f25ff"/>
    </style:style>
    <style:style style:name="T7" style:family="text">
      <style:text-properties officeooo:rsid="002023ef"/>
    </style:style>
    <style:style style:name="T8" style:family="text">
      <style:text-properties officeooo:rsid="0021b2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ysics 2 - 2016</text:p>
      <text:p text:style-name="P1"/>
      <text:p text:style-name="P2">Distinguish between static pressure, dynamic pressure and total pressure when applied to streamline or laminar fluid flow and write down expression at a point in the fluid in terms of the fluid velocity v, the fluid density rho , pressure P and the height h , of the point with respect to a datum. <text:s/></text:p>
      <text:p text:style-name="P2"/>
      <text:p text:style-name="P2">The static pressure in a horizontal pipeline is 4.3x10^4 Pa, the total pressure is 4.7x10^4 Pa and the area of cross-section is 20 cm^2 . The fluid may be considered to be incompressible and non-viscous and has a density of 1000 kg/m^3 . <text:s/>Calculate the flow velocity and the volume flow rate in the pipeline.</text:p>
      <text:p text:style-name="P2"/>
      <text:p text:style-name="P2">State Newton’s law of viscosity and hence deduce the dimensions of the coefficient of viscosity.</text:p>
      <text:p text:style-name="P2"/>
      <text:p text:style-name="P2">In an experiment to determine the coefficient of viscosity of motor oil, the following measurements are made:</text:p>
      <text:p text:style-name="P2">Mass of glass sphere = 1.2x10^{-4} kg.</text:p>
      <text:p text:style-name="P2">Diameter of sphere = 4.0 x 10^{-3} m.</text:p>
      <text:p text:style-name="P2">Terminal velocity of sphere = 5.4 x 10^{-5} m/s.</text:p>
      <text:p text:style-name="P2">Density of oil = <text:span text:style-name="T1">860 kg/m^3</text:span></text:p>
      <text:p text:style-name="P3">Calculate the coefficient of viscosity of the oil.</text:p>
      <text:p text:style-name="P3"/>
      <text:p text:style-name="P3">Briefly explain the carburetor of a car as applied to Bernoulli’s <text:span text:style-name="T6">theorem.</text:span></text:p>
      <text:p text:style-name="P3"/>
      <text:p text:style-name="P3">Three capillaries of the same length but with inter<text:span text:style-name="T6">n</text:span>al radii 3R, 4R, and 5R are connected in series and a liquid flows through them under streamline conditions. <text:s/>If the pressure across the third capillary is 8.1 mm of liquid, find the pressure across the first capillary.</text:p>
      <text:p text:style-name="P3"/>
      <text:p text:style-name="P3">Give reasons for the following observations as applied in fluid dynamics.</text:p>
      <text:p text:style-name="P3">(i) A flag flutter when strong winds are blowing on a certain day.</text:p>
      <text:p text:style-name="P3">(ii) A parachute is used while jumping from an airplane.</text:p>
      <text:p text:style-name="P3">(iii) Hotter liquids flow faster than cold ones.</text:p>
      <text:p text:style-name="P3"/>
      <text:p text:style-name="P3">Define the following terms:</text:p>
      <text:p text:style-name="P3">(i) Intensity of sound</text:p>
      <text:p text:style-name="P3">(ii) Beats</text:p>
      <text:p text:style-name="P3">(iii) Ultrasonic</text:p>
      <text:p text:style-name="P3">(iv) Overtones</text:p>
      <text:p text:style-name="P3"/>
      <text:p text:style-name="P3">A steel wire hangs vertically from a fixed point, supporting a weight of 80 N as its lower end. <text:s/>The length of the wire from the fixed point to the weight is 1.5 m. <text:s/>Calculate the fundamental frequency emitted by the wire when it is plucked if its diameter is 0.5 mm. </text:p>
      <text:p text:style-name="P3"/>
      <text:p text:style-name="P3">Give any two applications of ultrasonic as applied to sound waves.</text:p>
      <text:p text:style-name="P3"/>
      <text:p text:style-name="P3">Ultrasound of frequency 4.0 MHz is incident at an angle of 30 degrees to a blood vessel of diameter 1.6 mm. <text:s/>If a Doppler shift of 3.2 kHz is observed, calculate the blood flow velocity and the volume rate of blood flow. <text:s/>Assume that the speed of ultrasound is 1.5 km/s</text:p>
      <text:p text:style-name="P3"/>
      <text:p text:style-name="P9">The absorption spectrum of a faint galaxy is measured and the wavelength of one of the lines identified <text:soft-page-break/>as the calcium H line is found to be 478 nm. <text:s/>The same line has a wavelength of 397 nm when measured in a laboratory. </text:p>
      <text:p text:style-name="P9"><text:span text:style-name="T1">(i) </text:span>Is the galaxy moving towards or away from the observer on the Earth?</text:p>
      <text:p text:style-name="P9"><text:span text:style-name="T1">(i</text:span>i<text:span text:style-name="T1">) </text:span>Determine the speed of the galaxy relative to observer on the Earth.</text:p>
      <text:p text:style-name="P9"/>
      <text:p text:style-name="P9">State the principle of:</text:p>
      <text:p text:style-name="P4">(i) <text:span text:style-name="T2">Superposition of waves</text:span></text:p>
      <text:p text:style-name="P4">(i<text:span text:style-name="T2">i</text:span>) <text:span text:style-name="T2">Huygens construction of wave fronts.</text:span></text:p>
      <text:p text:style-name="P4"/>
      <text:p text:style-name="P9">The incident parallel light is a monochromatic beam of wavelength 450 nm. <text:s/>The two slits A and B have their centres, a distance of 0.3 mm apart. <text:s/>The screen is situated a distance of 2.0m from the slits.</text:p>
      <text:p text:style-name="P4">(i) <text:span text:style-name="T2">Calculate the spacing between fringes observed on the screen.</text:span></text:p>
      <text:p text:style-name="P4">(i<text:span text:style-name="T2">i</text:span>) <text:span text:style-name="T2">How would you expect the pattern to change when the slits A and B are each made wider?</text:span></text:p>
      <text:p text:style-name="P4"/>
      <text:p text:style-name="P9">Describe the formation of interference patterns by using Newton’s rings experiment.</text:p>
      <text:p text:style-name="P9">D</text:p>
      <text:p text:style-name="P9">Calculate the radius of curvature of a Plano-convex lens used to produce Newton’s rings with a flat glass plate if the diameter of the tenth dark ring is 4.48 mm, viewed by normally reflected light of wavelength 5.0x10^{-7} m. <text:s/>What is the diameter of the twentieth bright ring?</text:p>
      <text:p text:style-name="P9"/>
      <text:p text:style-name="P9">Define the following terms:</text:p>
      <text:p text:style-name="P4">(i) <text:span text:style-name="T2">Free surface energy</text:span></text:p>
      <text:p text:style-name="P4">(<text:span text:style-name="T2">i</text:span>i) <text:span text:style-name="T2">Capillary action</text:span></text:p>
      <text:p text:style-name="P4">(i<text:span text:style-name="T2">ii</text:span>) <text:span text:style-name="T2">Angle of contact</text:span></text:p>
      <text:p text:style-name="P4"/>
      <text:p text:style-name="P9">Briefly explain the following observations:</text:p>
      <text:p text:style-name="P4">(i) <text:span text:style-name="T2">Soap solution is a better cleansing agent than ordinary water.</text:span></text:p>
      <text:p text:style-name="P4">(<text:span text:style-name="T2">i</text:span>i) <text:span text:style-name="T2">When a piece of chalk is put into water, it emits bubbles in all directions.</text:span></text:p>
      <text:p text:style-name="P4"/>
      <text:p text:style-name="P9">Two <text:span text:style-name="T3">spherical soap bubbles are combined. <text:s/>If V is the change in volume of the contained air, A is the change in total surface area, show that 3 P_a V + 4 A T = 0 . Where T is the surface tension and P_a is the atmospheric pressure.</text:span></text:p>
      <text:p text:style-name="P9"/>
      <text:p text:style-name="P10">There is a soap bubble of radius 3.6x10^{-4} m in air cylinder which is originally at a pressure of 10^5 N/m^2 . The air in the cylinder is now compressed isothermally until the radius of the bubble is halved. Calculate the pressure of air in the cylinder.</text:p>
      <text:p text:style-name="P10"/>
      <text:p text:style-name="P10">What is strain energy?</text:p>
      <text:p text:style-name="P10"/>
      <text:p text:style-name="P10">A piece of rod 1.05m long whose weight is negligible is supported at its ends by wires Q and P of equal lengths as shown in the Figure below.</text:p>
      <text:p text:style-name="P10">### Insert figure here ###</text:p>
      <text:p text:style-name="P10">The cross-sectional area of P is 1 mm^2 and that of Q is 2 mm^2 . At what point along the bar should the weight be suspended in order to produce,</text:p>
      <text:p text:style-name="P5">(i) <text:span text:style-name="T3">Equal stress of P and Q</text:span></text:p>
      <text:p text:style-name="P5">(<text:span text:style-name="T3">i</text:span>i) <text:span text:style-name="T3">Equal strain of P and Q</text:span></text:p>
      <text:p text:style-name="P10">( Given: <text:s/>Young’s modulus of wire P = 2.4x10^{11} N/m^2 and that of wire Q = 1.6x10^{11} N/m^2 )</text:p>
      <text:p text:style-name="P10"/>
      <text:p text:style-name="P10">State coulomb’s law of electrostatics.</text:p>
      <text:p text:style-name="P10"><text:soft-page-break/></text:p>
      <text:p text:style-name="P10">Define electric field strength, E at any point.</text:p>
      <text:p text:style-name="P10"/>
      <text:p text:style-name="P10">Mention two common properties of electric field lines.</text:p>
      <text:p text:style-name="P10"/>
      <text:p text:style-name="P10">Two identical balls each of mass 0.8 kg carry identical charge and they are separated by thread of equal length. <text:s/>At equilibrium they positioned themselves at a distance of 1.2 cm as shown in the Figure below. <text:s/>Calculate the charge in either ball.</text:p>
      <text:p text:style-name="P10">### Insert Figure here ###</text:p>
      <text:p text:style-name="P10"/>
      <text:p text:style-name="P10">Two capacitors C_1 and C_2 each of area 36 cm^2 separated by 4cm have capacities of 6 mu C and 8 mu C respectively. <text:s/>The capacitor C_1 is charged to a potential difference of 110 V whereas the capacitor C_2 is charged to a potential difference of 140 V. <text:s/>The capacitors are now joined with plates of like charges connected together.</text:p>
      <text:p text:style-name="P5">(i) <text:span text:style-name="T3">What will be the loss of energy transferred to heat in the connecting wires?</text:span></text:p>
      <text:p text:style-name="P5">(i<text:span text:style-name="T3">i</text:span>) <text:span text:style-name="T3">What will be the loss of energy per unit volume transferred to heat in the connecting wires?</text:span></text:p>
      <text:p text:style-name="P5"/>
      <text:p text:style-name="P10">Define the following terms:</text:p>
      <text:p text:style-name="P5">(i) <text:span text:style-name="T3">Capacitance</text:span></text:p>
      <text:p text:style-name="P5">(i<text:span text:style-name="T3">i</text:span>) <text:span text:style-name="T3">Charge density</text:span></text:p>
      <text:p text:style-name="P5">(i<text:span text:style-name="T3">ii</text:span>) <text:span text:style-name="T3">Equipotential surface</text:span></text:p>
      <text:p text:style-name="P5"/>
      <text:p text:style-name="P10">By using the coulomb’s law of electrostatics, derive an expression for the electric field stregth E, due to a point charge if the material is surrounded by a material of permit<text:span text:style-name="T6">t</text:span>ivity epsilon , and hence show how it relates with charge density rho .</text:p>
      <text:p text:style-name="P10"/>
      <text:p text:style-name="P10">Describe the structure and the mode of action of a simplified version of the Van de Graaff generator.</text:p>
      <text:p text:style-name="P10"/>
      <text:p text:style-name="P11">Identify any three factors on which the capacitance of parallel plate capacitor depends.</text:p>
      <text:p text:style-name="P11"/>
      <text:p text:style-name="P11">A proton of mass 16.7x10^{-28} kg falls through a distance of 2.5 cm in a <text:span text:style-name="T6">uniform</text:span> electric field of magnitude 2.65x10^{4} V/m. <text:s/>Determine the time of fall if the air resistance and the acceleration due to gravity, g, are neglected.</text:p>
      <text:p text:style-name="P11"/>
      <text:p text:style-name="P11">A parallel plate capacitor is made of a paper 40mm wider and <text:span text:style-name="T4">3.0x10^{-2} mm thick. <text:s/>Determine the length of the paper sheet required to construct a capacitance of 15 mu F , if its relative permitting is 2.5 .</text:span></text:p>
      <text:p text:style-name="P11"/>
      <text:p text:style-name="P12">State any three magnetic components of the earth’s magnetic field.</text:p>
      <text:p text:style-name="P12"/>
      <text:p text:style-name="P12">The horizontal and vertical components of the Earth’s magnetic field at a certain location are 2.7x10^{-5} T and 2.0 x 10^{-5} T respectively. <text:s/>Determine the Earth’s magnetic field at the <text:span text:style-name="T6">location</text:span> and its angle of inclination I.</text:p>
      <text:p text:style-name="P12"/>
      <text:p text:style-name="P12">State the following laws or theorems as applied in magnetism.</text:p>
      <text:p text:style-name="P6">(i) <text:span text:style-name="T4">Biot-Savart law</text:span></text:p>
      <text:p text:style-name="P6">(i<text:span text:style-name="T4">i</text:span>) <text:span text:style-name="T4">Ampere’s theorem</text:span></text:p>
      <text:p text:style-name="P6"/>
      <text:p text:style-name="P13">Draw hysteresis loops diagram for soft iron and hard steel and use them to discuss permanent magnets.</text:p>
      <text:p text:style-name="P13"><text:soft-page-break/></text:p>
      <text:p text:style-name="P13">Define permeability constant.</text:p>
      <text:p text:style-name="P13"/>
      <text:p text:style-name="P13">Derive an expression for the magnetic flux density B at the centre of the circular coil of radius r and N turns placed in air carrying a current I.</text:p>
      <text:p text:style-name="P13"/>
      <text:p text:style-name="P13">The diameter of a 40 turn circular coil is 16 cm and it has a current of 5 A. <text:s/>Calculate:</text:p>
      <text:p text:style-name="P7">(i) <text:span text:style-name="T5">The magnetic induction at the centre of the coil</text:span></text:p>
      <text:p text:style-name="P7">(i<text:span text:style-name="T8">i</text:span>) <text:span text:style-name="T5">The magnetic moment of the coil.</text:span></text:p>
      <text:p text:style-name="P7">(i<text:span text:style-name="T8">ii</text:span>) <text:span text:style-name="T5">The torque action on the coil if it is suspended in a uniform magnetic field of 0.76 T such that its plane is parallel to the field.</text:span></text:p>
      <text:p text:style-name="P7"/>
      <text:p text:style-name="P14">Briefly explain the production of X-rays.</text:p>
      <text:p text:style-name="P14"/>
      <text:p text:style-name="P14">List down any three uses of X-rays.</text:p>
      <text:p text:style-name="P14"/>
      <text:p text:style-name="P14">How are the intensity and penetrating power of an X-ray beam controlled?</text:p>
      <text:p text:style-name="P14"/>
      <text:p text:style-name="P15">An X-ray tube, operated at a d.c. potential difference of 60 kV , produces heat at the target at the rate of 840 W . <text:s/>Assuming 0.65% of the energy of the incident electrons is converted into X-radiation, calculate:</text:p>
      <text:p text:style-name="P8">(i) <text:span text:style-name="T7">The number of electrons per second striking the target.</text:span></text:p>
      <text:p text:style-name="P8">(<text:span text:style-name="T8">i</text:span>i) <text:span text:style-name="T7">The velocity of the incident electrons.</text:span></text:p>
      <text:p text:style-name="P8">(iii<text:span text:style-name="T7">) The energy of incident electrons</text:span></text:p>
      <text:p text:style-name="P8"/>
      <text:p text:style-name="P15">Show that the possible energy levels (in joules) for the hydrogen atom are given by the formula: E_n = -k^2 ( 2 pi^2 m e^4 / h^2 ) ( 1 / n^2 ) . <text:s/>Where m is the mass of electron, e is the electronic charge, h is the Planck’s constant, k = 1 / 4 pi epsilon_0 and epsilon_0 is the permittivity constant of vacuum. <text:s/></text:p>
      <text:p text:style-name="P16">What does the negative sign signify in the formula above?</text:p>
      <text:p text:style-name="P16"/>
      <text:p text:style-name="P16">The first member of the Balmer series of hydrogen spectrum has wavelength of 6563 x 10^{-10} m. Calculate the wavelength of its second member.</text:p>
      <text:p text:style-name="P16"/>
      <text:p text:style-name="P16">Differentiate natural radioactivity from artificial radioactivity.</text:p>
      <text:p text:style-name="P16"/>
      <text:p text:style-name="P16">Name three applications of radioisotopes in medicine.</text:p>
      <text:p text:style-name="P16"/>
      <text:p text:style-name="P16">State two conditions for stability of nuclides referring to light nuclides and heavy nuclides.</text:p>
      <text:p text:style-name="P16"/>
      <text:p text:style-name="P16">Derive an expression for the half-life using the radioactive decay law.</text:p>
      <text:p text:style-name="P16"/>
      <text:p text:style-name="P16">What is carbon -14? <text:s/>Explain its production and how it is used in the dating process.</text:p>
      <text:p text:style-name="P16"/>
      <text:p text:style-name="P16">Living wood has an activity of 16.0 counts per minute per gram of carbon. <text:s/>A certain sample of dead wood is found to have an activity of 18.4 counts per minute for 4.0 grams. <text:s/>Calculate the age of the sample of dead wood. <text:s/>Assume the half-life of carbon -14 is 5568 yea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1T14:52:18.050253263</dc:date>
    <meta:editing-duration>PT1H4M27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4" meta:paragraph-count="97" meta:word-count="1666" meta:character-count="9270" meta:non-whitespace-character-count="7669"/>
  </office:meta>
</office:document-meta>
</file>